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C 141- Discrete Structures:</text:p>
      <text:p text:style-name="Standard">Section 1.1: Propositional Logic</text:p>
      <text:p text:style-name="Standard"/>
      <text:p text:style-name="Standard">Proposition:</text:p>
      <text:p text:style-name="Standard">-Statement that declares a fact.</text:p>
      <text:p text:style-name="Standard">-is either true or false but not both</text:p>
      <text:p text:style-name="Standard">ex: 8+5 = 13</text:p>
      <text:p text:style-name="Standard"/>
      <text:p text:style-name="Standard">let <text:s/>p <text:s/>be: there are at least 30 people in this room</text:p>
      <text:p text:style-name="Standard"><text:s text:c="6"/>|-&gt; <text:s/>propositional variable</text:p>
      <text:p text:style-name="Standard"><text:s text:c="6"/>q : The moon is made of cheese</text:p>
      <text:p text:style-name="Standard"/>
      <text:p text:style-name="P1">name <text:s text:c="28"/>common <text:s text:c="19"/>symbol <text:s text:c="21"/>meaning </text:p>
      <text:p text:style-name="Standard">negation <text:s text:c="26"/>not <text:s text:c="12"/>(flipped horiz+vert L) <text:s text:c="3"/>it's not the case that.....</text:p>
      <text:p text:style-name="Standard">disjunction <text:s text:c="22"/>or <text:s text:c="31"/>V <text:s text:c="18"/>one or both must be true</text:p>
      <text:p text:style-name="Standard">conjunction <text:s text:c="20"/>and <text:s text:c="30"/>^ <text:s text:c="19"/>both must be true</text:p>
      <text:p text:style-name="Standard">exclusive or <text:s text:c="13"/>exclusive or <text:s text:c="6"/>(Circle with a + inside) <text:s/>one and only one must be true</text:p>
      <text:p text:style-name="Standard"><text:s text:c="38"/>XOR</text:p>
      <text:p text:style-name="Standard">implication/ <text:s text:c="14"/>if... then... <text:s text:c="22"/>→ <text:s text:c="21"/>If first is true, second must be true </text:p>
      <text:p text:style-name="Standard">conditio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ruth Table(Disjunctions):</text:p>
      <text:p text:style-name="P1">p <text:s text:c="2"/>q <text:s text:c="2"/>pVq</text:p>
      <text:p text:style-name="P2">T <text:s text:c="2"/>T <text:s text:c="3"/>T</text:p>
      <text:p text:style-name="P2">T <text:s text:c="2"/>F <text:s text:c="3"/>T</text:p>
      <text:p text:style-name="P2">F <text:s text:c="2"/>T <text:s text:c="3"/>T</text:p>
      <text:p text:style-name="P2">F <text:s text:c="2"/>F <text:s text:c="3"/>F</text:p>
      <text:p text:style-name="P2"/>
      <text:p text:style-name="Standard">Truth Table(Conjunctions):</text:p>
      <text:p text:style-name="P1">p <text:s text:c="2"/>q <text:s text:c="2"/>pVq</text:p>
      <text:p text:style-name="P2">T <text:s text:c="2"/>T <text:s text:c="3"/>T</text:p>
      <text:p text:style-name="P2">T <text:s text:c="2"/>F <text:s text:c="3"/>F</text:p>
      <text:p text:style-name="P2">F <text:s text:c="2"/>T <text:s text:c="3"/>F</text:p>
      <text:p text:style-name="P2">F <text:s text:c="2"/>F <text:s text:c="3"/>F</text:p>
      <text:p text:style-name="P2"/>
      <text:p text:style-name="Standard">Truth Table(Exclusive or):</text:p>
      <text:p text:style-name="P1">p <text:s text:c="2"/>q <text:s text:c="2"/>pVq</text:p>
      <text:p text:style-name="P2">T <text:s text:c="2"/>T <text:s text:c="3"/>F</text:p>
      <text:p text:style-name="P2">T <text:s text:c="2"/>F <text:s text:c="3"/>T</text:p>
      <text:p text:style-name="P2">F <text:s text:c="2"/>T <text:s text:c="3"/>T</text:p>
      <text:p text:style-name="P2">F <text:s text:c="2"/>F <text:s text:c="3"/>F</text:p>
      <text:p text:style-name="P2"/>
      <text:p text:style-name="Standard">Truth Table(Implication):</text:p>
      <text:p text:style-name="P1">p <text:s text:c="2"/>q <text:s text:c="2"/>p → q</text:p>
      <text:p text:style-name="P2">T <text:s text:c="2"/>T <text:s text:c="3"/>T</text:p>
      <text:p text:style-name="P2">T <text:s text:c="2"/>F <text:s text:c="3"/>F</text:p>
      <text:p text:style-name="P2">F <text:s text:c="2"/>T <text:s text:c="3"/>T</text:p>
      <text:p text:style-name="P2">F <text:s text:c="2"/>F <text:s text:c="3"/>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06T14:14:19</meta:creation-date>
    <dc:date>2009-01-06T14:42:20</dc:date>
    <dc:creator>Tyler Holland</dc:creator>
    <meta:editing-duration>PT00H28M02S</meta:editing-duration>
    <meta:editing-cycles>8</meta:editing-cycles>
    <meta:generator>OpenOffice.org/3.0$Linux OpenOffice.org_project/300m9$Build-9358</meta:generator>
    <meta:document-statistic meta:table-count="0" meta:image-count="0" meta:object-count="0" meta:page-count="2" meta:paragraph-count="41" meta:word-count="180" meta:character-count="1276"/>
  </office:meta>
</office:document-meta>
</file>